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SPi PROCESS IMPROVEMENT PROPOSAL: FORM PIP</text:p>
          </table:table-cell>
          <table:covered-table-cell table:style-name="ce1"/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Name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te: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eam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structor: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art/Leve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ycle: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roc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hase: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IP Number: </text:p>
          </table:table-cell>
          <table:covered-table-cell table:style-name="ce1"/>
          <table:table-cell table:style-name="ce1" office:value-type="string" calcext:value-type="string">
            <text:p>Priority:</text:p>
          </table:table-cell>
          <table:table-cell table:number-columns-repeated="4"/>
        </table:table-row>
        <table:table-row table:style-name="ro1">
          <table:table-cell table:style-name="ce1" table:number-columns-spanned="2" table:number-rows-spanned="1"/>
          <table:covered-table-cell table:style-name="ce1"/>
          <table:table-cell table:style-name="ce1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roblem Description</text:p>
          </table:table-cell>
          <table:covered-table-cell/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Briefly describe the problem encountered and its impact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/>
          <table:table-cell table:style-name="ce1"/>
          <table:table-cell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roposal Descriptio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 table:number-columns-spanned="7" table:number-rows-spanned="1">
            <text:p>Describe suggested changes as completely as possible, including affected forms, scripts and so on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6" table:number-rows-spanned="1">
            <text:p>Submit completed PIP to the Quality/Process Manager and keep a copy.</text:p>
          </table:table-cell>
          <table:covered-table-cell table:number-columns-repeated="5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Do not write below this lin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3" table:number-rows-spanned="1">
            <text:p>PIP Control #: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Organization: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Received: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cknowledged: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Updated: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losed: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4" table:number-rows-spanned="1">
            <text:p>Changes</text:p>
          </table:table-cell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07:42:28.204106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3:03:08.259722291</meta:creation-date>
    <dc:date>2015-03-01T07:56:51.978231975</dc:date>
    <meta:editing-duration>PT1M52S</meta:editing-duration>
    <meta:editing-cycles>5</meta:editing-cycles>
    <meta:generator>LibreOffice/4.2.7.2$Linux_x86 LibreOffice_project/420m0$Build-2</meta:generator>
    <meta:document-statistic meta:table-count="1" meta:cell-count="24" meta:object-count="0"/>
  </office:meta>
</office:document-meta>
</file>